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une quantité non négligeable d'alcool, cette dernière lui avait simplement dit « Il faut que tu rencontres quelqu'un ! », suite à quoi elle ava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3-06T20:26:18.21</dc:date>
    <dc:creator>Théo </dc:creator>
    <meta:editing-duration>PT29M30S</meta:editing-duration>
    <meta:editing-cycles>47</meta:editing-cycles>
    <meta:generator>OpenOffice/4.1.1$Win32 OpenOffice.org_project/411m6$Build-9775</meta:generator>
    <meta:document-statistic meta:table-count="0" meta:image-count="0" meta:object-count="0" meta:page-count="1" meta:paragraph-count="2" meta:word-count="217" meta:character-count="1305"/>
  </office:meta>
</office:document-meta>
</file>